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ICOLA</text:p>
      <text:list xml:id="list40618945" text:style-name="L1">
        <text:list-item>
          <text:p text:style-name="P1">Circuito, pista, segmento, traiettoria, preBox</text:p>
        </text:list-item>
        <text:list-item>
          <text:p text:style-name="P1">Box, boxradio, boxscreen, screen, monitorsystem,strategy</text:p>
        </text:list-item>
        <text:list-item>
          <text:p text:style-name="P1">Competition</text:p>
        </text:list-item>
      </text:list>
      <text:p text:style-name="Standard"/>
      <text:p text:style-name="Standard">LORENZO</text:p>
      <text:list xml:id="list40596755" text:style-name="L2">
        <text:list-item>
          <text:p text:style-name="P2">Competitor</text:p>
        </text:list-item>
        <text:list-item>
          <text:p text:style-name="P2">Car</text:p>
        </text:list-item>
        <text:list-item>
          <text:p text:style-name="P2">OnBoardComputer</text:p>
        </text:list-item>
        <text:list-item>
          <text:p text:style-name="P2">Status</text:p>
        </text:list-item>
        <text:list-item>
          <text:p text:style-name="P2">Strategy</text:p>
        </text:list-item>
        <text:list-item>
          <text:p text:style-name="P2">Tyre</text:p>
        </text:list-item>
        <text:list-item>
          <text:p text:style-name="P2">competitordatatable, competitordatarow</text:p>
        </text:list-item>
        <text:list-item>
          <text:p text:style-name="P2">OnboardComputer, globalstatshandler, genericstats, classific, competitorstats, classificationtable</text:p>
        </text:list-item>
      </text:list>
      <text:p text:style-name="Standard"/>
      <text:p text:style-name="Standard"/>
      <text:p text:style-name="Standard">priorità bassa:CompetitionMonitorPanel, competitionscreen, competitionadminwindow, competitionconfigurationpanel, adminpanelinterface, monitorpanel, boxmonitorpanel, boxconfigurationpanel, carconfigurationpanel, boxremoteconfigurationpanel, competitorinfoconfigurationpanel, tvscreen, competitionscreen.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8-19T21:06:37.29</dc:date>
    <dc:creator>Famiglia Nesello</dc:creator>
    <meta:editing-duration>PT00H16M51S</meta:editing-duration>
    <meta:editing-cycles>18</meta:editing-cycles>
    <meta:generator>OpenOffice.org/3.0$Win32 OpenOffice.org_project/300m15$Build-9379</meta:generator>
    <meta:document-statistic meta:table-count="0" meta:image-count="0" meta:object-count="0" meta:page-count="1" meta:paragraph-count="14" meta:word-count="52" meta:character-count="625"/>
    <meta:user-defined meta:name="Info 1"/>
    <meta:user-defined meta:name="Info 2"/>
    <meta:user-defined meta:name="Info 3"/>
    <meta:user-defined meta:name="Info 4"/>
  </office:meta>
</office:document-meta>
</file>